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Félkövér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Dőlt" style:font-family-generic="roman" style:font-pitch="variable"/>
    <style:font-face style:name="FreeSerif4" svg:font-family="FreeSerif" style:font-adornments="Félkövér" style:font-pitch="variable"/>
    <style:font-face style:name="FreeSerif5" svg:font-family="FreeSerif" style:font-adornments="Félkövér dőlt" style:font-pitch="variable"/>
    <style:font-face style:name="FreeSerif6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automatic-styles>
    <style:style style:name="Tábla5" style:family="table">
      <style:table-properties style:width="3.3472in" style:rel-width="50%" table:align="center"/>
    </style:style>
    <style:style style:name="Tábla5.A" style:family="table-column">
      <style:table-column-properties style:column-width="3.3472in" style:rel-column-width="4818*"/>
    </style:style>
    <style:style style:name="Tábla5.A1" style:family="table-cell">
      <style:table-cell-properties fo:padding="0.0382in" fo:border="0.05pt solid #000000"/>
    </style:style>
    <style:style style:name="Tábla1" style:family="table">
      <style:table-properties style:width="4.0681in" fo:margin-left="0.4104in" fo:margin-right="2.2146in" table:align="margins"/>
    </style:style>
    <style:style style:name="Tábla1.A" style:family="table-column">
      <style:table-column-properties style:column-width="2.025in" style:rel-column-width="32617*"/>
    </style:style>
    <style:style style:name="Tábla1.B" style:family="table-column">
      <style:table-column-properties style:column-width="0.8229in" style:rel-column-width="13261*"/>
    </style:style>
    <style:style style:name="Tábla1.C" style:family="table-column">
      <style:table-column-properties style:column-width="1.2201in" style:rel-column-width="19657*"/>
    </style:style>
    <style:style style:name="Tábla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C1" style:family="table-cell">
      <style:table-cell-properties fo:background-color="#e6e6e6" fo:padding="0.0382in" fo:border="0.05pt solid #000000">
        <style:background-image/>
      </style:table-cell-properties>
    </style:style>
    <style:style style:name="Tábla1.A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a1.C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2" style:family="table">
      <style:table-properties style:width="3.0153in" fo:margin-left="0.4104in" fo:margin-right="3.1576in" table:align="margins"/>
    </style:style>
    <style:style style:name="Tábla2.A" style:family="table-column">
      <style:table-column-properties style:column-width="1.2583in" style:rel-column-width="27352*"/>
    </style:style>
    <style:style style:name="Tábla2.B" style:family="table-column">
      <style:table-column-properties style:column-width="0.6347in" style:rel-column-width="13793*"/>
    </style:style>
    <style:style style:name="Tábla2.C" style:family="table-column">
      <style:table-column-properties style:column-width="1.1222in" style:rel-column-width="24390*"/>
    </style:style>
    <style:style style:name="Tábla2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2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a2.A2" style:family="table-cell">
      <style:table-cell-properties fo:padding="0.0382in" fo:border-left="0.05pt solid #000000" fo:border-right="none" fo:border-top="none" fo:border-bottom="0.05pt solid #000000"/>
    </style:style>
    <style:style style:name="Tábla2.B2" style:family="table-cell">
      <style:table-cell-properties fo:padding="0.0382in" fo:border-left="0.05pt solid #000000" fo:border-right="none" fo:border-top="none" fo:border-bottom="0.05pt solid #000000"/>
    </style:style>
    <style:style style:name="Tábla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3" style:family="table-cell">
      <style:table-cell-properties fo:padding="0.0382in" fo:border-left="0.05pt solid #000000" fo:border-right="none" fo:border-top="none" fo:border-bottom="0.05pt solid #000000"/>
    </style:style>
    <style:style style:name="Tábla2.B3" style:family="table-cell">
      <style:table-cell-properties fo:padding="0.0382in" fo:border-left="0.05pt solid #000000" fo:border-right="none" fo:border-top="none" fo:border-bottom="0.05pt solid #000000"/>
    </style:style>
    <style:style style:name="Tábla2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4" style:family="table-cell">
      <style:table-cell-properties fo:padding="0.0382in" fo:border-left="0.05pt solid #000000" fo:border-right="none" fo:border-top="none" fo:border-bottom="0.05pt solid #000000"/>
    </style:style>
    <style:style style:name="Tábla2.B4" style:family="table-cell">
      <style:table-cell-properties fo:padding="0.0382in" fo:border-left="0.05pt solid #000000" fo:border-right="none" fo:border-top="none" fo:border-bottom="0.05pt solid #000000"/>
    </style:style>
    <style:style style:name="Tábla2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5" style:family="table-cell">
      <style:table-cell-properties fo:padding="0.0382in" fo:border-left="0.05pt solid #000000" fo:border-right="none" fo:border-top="none" fo:border-bottom="0.05pt solid #000000"/>
    </style:style>
    <style:style style:name="Tábla2.B5" style:family="table-cell">
      <style:table-cell-properties fo:padding="0.0382in" fo:border-left="0.05pt solid #000000" fo:border-right="none" fo:border-top="none" fo:border-bottom="0.05pt solid #000000"/>
    </style:style>
    <style:style style:name="Tábla2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6" style:family="table-cell">
      <style:table-cell-properties fo:padding="0.0382in" fo:border-left="0.05pt solid #000000" fo:border-right="none" fo:border-top="none" fo:border-bottom="0.05pt solid #000000"/>
    </style:style>
    <style:style style:name="Tábla2.B6" style:family="table-cell">
      <style:table-cell-properties fo:padding="0.0382in" fo:border-left="0.05pt solid #000000" fo:border-right="none" fo:border-top="none" fo:border-bottom="0.05pt solid #000000"/>
    </style:style>
    <style:style style:name="Tábla2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7" style:family="table-cell">
      <style:table-cell-properties fo:padding="0.0382in" fo:border-left="0.05pt solid #000000" fo:border-right="none" fo:border-top="none" fo:border-bottom="0.05pt solid #000000"/>
    </style:style>
    <style:style style:name="Tábla2.B7" style:family="table-cell">
      <style:table-cell-properties fo:padding="0.0382in" fo:border-left="0.05pt solid #000000" fo:border-right="none" fo:border-top="none" fo:border-bottom="0.05pt solid #000000"/>
    </style:style>
    <style:style style:name="Tábla2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2.A8" style:family="table-cell">
      <style:table-cell-properties fo:padding="0.0382in" fo:border-left="0.05pt solid #000000" fo:border-right="none" fo:border-top="none" fo:border-bottom="0.05pt solid #000000"/>
    </style:style>
    <style:style style:name="Tábla2.B8" style:family="table-cell">
      <style:table-cell-properties fo:padding="0.0382in" fo:border-left="0.05pt solid #000000" fo:border-right="none" fo:border-top="none" fo:border-bottom="0.05pt solid #000000"/>
    </style:style>
    <style:style style:name="Tábla2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4" style:family="table">
      <style:table-properties style:width="3.6403in" fo:margin-left="0.4104in" fo:margin-right="2.5326in" table:align="margins"/>
    </style:style>
    <style:style style:name="Tábla4.A" style:family="table-column">
      <style:table-column-properties style:column-width="1.7729in" style:rel-column-width="31916*"/>
    </style:style>
    <style:style style:name="Tábla4.B" style:family="table-column">
      <style:table-column-properties style:column-width="0.6299in" style:rel-column-width="11336*"/>
    </style:style>
    <style:style style:name="Tábla4.C" style:family="table-column">
      <style:table-column-properties style:column-width="1.2375in" style:rel-column-width="22283*"/>
    </style:style>
    <style:style style:name="Tábla4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4.C1" style:family="table-cell">
      <style:table-cell-properties fo:background-color="#b3b3b3" fo:padding="0.0382in" fo:border="0.05pt solid #000000">
        <style:background-image/>
      </style:table-cell-properties>
    </style:style>
    <style:style style:name="Tábla4.A2" style:family="table-cell">
      <style:table-cell-properties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ábla4.C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4.A3" style:family="table-cell">
      <style:table-cell-properties fo:padding="0.0382in" fo:border-left="0.05pt solid #000000" fo:border-right="none" fo:border-top="none" fo:border-bottom="0.05pt solid #000000"/>
    </style:style>
    <style:style style:name="Tábla4.B3" style:family="table-cell">
      <style:table-cell-properties fo:padding="0.0382in" fo:border-left="0.05pt solid #000000" fo:border-right="none" fo:border-top="none" fo:border-bottom="0.05pt solid #000000"/>
    </style:style>
    <style:style style:name="Tábla4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4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a4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4.A5" style:family="table-cell">
      <style:table-cell-properties fo:padding="0.0382in" fo:border-left="0.05pt solid #000000" fo:border-right="none" fo:border-top="none" fo:border-bottom="0.05pt solid #000000"/>
    </style:style>
    <style:style style:name="Tábla4.B5" style:family="table-cell">
      <style:table-cell-properties fo:padding="0.0382in" fo:border-left="0.05pt solid #000000" fo:border-right="none" fo:border-top="none" fo:border-bottom="0.05pt solid #000000"/>
    </style:style>
    <style:style style:name="Tábla4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4.A7" style:family="table-cell">
      <style:table-cell-properties fo:padding="0.0382in" fo:border-left="0.05pt solid #000000" fo:border-right="none" fo:border-top="none" fo:border-bottom="0.05pt solid #000000"/>
    </style:style>
    <style:style style:name="Tábla4.B7" style:family="table-cell">
      <style:table-cell-properties fo:padding="0.0382in" fo:border-left="0.05pt solid #000000" fo:border-right="none" fo:border-top="none" fo:border-bottom="0.05pt solid #000000"/>
    </style:style>
    <style:style style:name="Tábla4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4.A9" style:family="table-cell">
      <style:table-cell-properties fo:padding="0.0382in" fo:border-left="0.05pt solid #000000" fo:border-right="none" fo:border-top="none" fo:border-bottom="0.05pt solid #000000"/>
    </style:style>
    <style:style style:name="Tábla4.B9" style:family="table-cell">
      <style:table-cell-properties fo:padding="0.0382in" fo:border-left="0.05pt solid #000000" fo:border-right="none" fo:border-top="none" fo:border-bottom="0.05pt solid #000000"/>
    </style:style>
    <style:style style:name="Tábla4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4.A11" style:family="table-cell">
      <style:table-cell-properties fo:padding="0.0382in" fo:border-left="0.05pt solid #000000" fo:border-right="none" fo:border-top="none" fo:border-bottom="0.05pt solid #000000"/>
    </style:style>
    <style:style style:name="Tábla4.B11" style:family="table-cell">
      <style:table-cell-properties fo:padding="0.0382in" fo:border-left="0.05pt solid #000000" fo:border-right="none" fo:border-top="none" fo:border-bottom="0.05pt solid #000000"/>
    </style:style>
    <style:style style:name="Tábla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a6" style:family="table">
      <style:table-properties style:width="6.5833in" table:align="margins"/>
    </style:style>
    <style:style style:name="Tábla6.A" style:family="table-column">
      <style:table-column-properties style:column-width="6.5833in" style:rel-column-width="65535*"/>
    </style:style>
    <style:style style:name="Tábla6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</style:style>
    <style:style style:name="P5" style:family="paragraph" style:parent-style-name="Text_20_body">
      <style:paragraph-properties fo:margin-left="0in" fo:margin-right="0in" fo:text-indent="0in" style:auto-text-indent="false">
        <style:tab-stops>
          <style:tab-stop style:position="6.6929in"/>
        </style:tab-stops>
      </style:paragraph-properties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paragraph-properties fo:margin-left="0.4925in" fo:margin-right="0in" fo:text-indent="0.0783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.0783in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3" style:family="paragraph" style:parent-style-name="Text_20_body">
      <style:text-properties style:font-name="FreeSerif3" style:text-underline-style="none" fo:font-weight="normal" style:font-name-asian="FreeSerif3" style:font-weight-asian="normal" style:font-name-complex="FreeSerif3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FreeSerif3" style:text-underline-style="none" fo:font-weight="normal" style:font-name-asian="FreeSerif3" style:font-weight-asian="normal" style:font-name-complex="FreeSerif3" style:font-weight-complex="normal"/>
    </style:style>
    <style:style style:name="P15" style:family="paragraph" style:parent-style-name="Text_20_body">
      <style:paragraph-properties fo:break-before="page"/>
      <style:text-properties style:font-name="FreeSerif3" style:text-underline-style="solid" style:text-underline-width="auto" style:text-underline-color="font-color" fo:font-weight="bold" style:font-name-asian="FreeSerif3" style:font-weight-asian="bold" style:font-name-complex="FreeSerif3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FreeSerif3" fo:font-size="9pt" style:text-underline-style="none" fo:font-weight="bold" style:font-name-asian="FreeSerif3" style:font-size-asian="9pt" style:font-weight-asian="bold" style:font-name-complex="FreeSerif3" style:font-size-complex="9pt" style:font-weight-complex="bold"/>
    </style:style>
    <style:style style:name="P17" style:family="paragraph" style:parent-style-name="Heading_20_4" style:master-page-name="First_20_Page">
      <style:paragraph-properties style:page-number="auto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3"/>
    <style:style style:name="P2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left="0.4925in" fo:margin-right="0in" fo:text-indent="0.0783in" style:auto-text-indent="false"/>
    </style:style>
    <style:style style:name="P26" style:family="paragraph" style:parent-style-name="Text_20_body" style:list-style-name="L6"/>
    <style:style style:name="P27" style:family="paragraph" style:parent-style-name="Text_20_body" style:list-style-name="L6">
      <style:text-properties fo:font-weight="bold" style:font-weight-asian="bold" style:font-weight-complex="bold"/>
    </style:style>
    <style:style style:name="P28" style:family="paragraph" style:parent-style-name="Text_20_body" style:list-style-name="L7">
      <style:paragraph-properties fo:margin-left="0in" fo:margin-right="0in" fo:text-indent="0in" style:auto-text-indent="false"/>
    </style:style>
    <style:style style:name="T1" style:family="text">
      <style:text-properties fo:background-color="#ff00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FreeSerif3" style:text-underline-style="none" fo:font-weight="normal" style:font-name-asian="FreeSerif3" style:font-weight-asian="normal" style:font-name-complex="FreeSerif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line-through-style="none" style:text-line-through-type="none" style:font-name="Free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style:text-line-through-style="none" style:text-line-through-type="none" style:font-name="FreeSerif1" fo:font-size="11pt" fo:font-style="italic" style:text-underline-style="solid" style:text-underline-width="auto" style:text-underline-color="font-color" fo:font-weight="normal" fo:background-color="#ff0000" loext:char-shading-value="0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text-line-through-style="none" style:text-line-through-type="none" style:font-name="Free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text-line-through-style="none" style:text-line-through-type="none" style:font-name="FreeSerif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style:text-line-through-style="none" style:text-line-through-type="none" style:font-name="FreeSerif1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text-line-through-style="none" style:text-line-through-type="none" style:font-name="FreeSerif1" fo:font-size="11pt" fo:font-style="italic" fo:background-color="#ff0000" loext:char-shading-value="0" style:font-size-asian="11pt" style:font-style-asian="italic" style:font-size-complex="11pt" style:font-style-complex="italic"/>
    </style:style>
    <style:style style:name="T12" style:family="text">
      <style:text-properties style:text-line-through-style="none" style:text-line-through-type="none" style:font-name="FreeSerif1" fo:font-size="11pt" fo:font-style="italic" style:font-name-asian="FreeSerif1" style:font-size-asian="11pt" style:font-style-asian="italic" style:font-name-complex="FreeSerif1" style:font-size-complex="11pt" style:font-style-complex="italic"/>
    </style:style>
    <style:style style:name="T13" style:family="text">
      <style:text-properties style:text-line-through-style="none" style:text-line-through-type="none" fo:font-size="11pt" fo:font-style="italic" style:font-size-asian="11pt" style:font-style-asian="italic" style:font-size-complex="11pt" style:font-style-complex="italic"/>
    </style:style>
    <style:style style:name="T14" style:family="text">
      <style:text-properties style:text-line-through-style="none" style:text-line-through-type="none" fo:font-size="11pt" fo:font-style="italic" fo:background-color="#ff0000" loext:char-shading-value="0" style:font-size-asian="11pt" style:font-style-asian="italic" style:font-size-complex="11pt" style:font-style-complex="italic"/>
    </style:style>
    <style:style style:name="T15" style:family="text">
      <style:text-properties fo:color="#ffffff" loext:opacity="100%" style:text-line-through-style="none" style:text-line-through-type="none" style:font-name="FreeSerif1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Free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text-line-through-style="solid" style:text-line-through-type="single" style:font-name="FreeSerif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4">Méregkeverés, Méregmester</text:h>
      <text:p text:style-name="Text_20_body">Ez a képzettség tanulható Átfogó képzettségként (ekkor minden típusú méregre vonatkozik), illetve Átlagos képzettségként – ekkor választani kell, hogy mely típusú mérgeket tanulja a karakter a lenti három csoportból:</text:p>
      <text:list text:style-name="L1">
        <text:list-item>
          <text:p text:style-name="P18">Étel és italmérgek</text:p>
        </text:list-item>
        <text:list-item>
          <text:p text:style-name="P18">Légi- és kontaktmérgek</text:p>
        </text:list-item>
        <text:list-item>
          <text:p text:style-name="P18">Fegyvermérgek</text:p>
        </text:list-item>
      </text:list>
      <text:p text:style-name="Text_20_body">A mérgek összetevő szerint csoportosítva három kategóriába sorolhatók:</text:p>
      <text:list text:style-name="L2">
        <text:list-item>
          <text:p text:style-name="P19">állati</text:p>
        </text:list-item>
        <text:list-item>
          <text:p text:style-name="P19">növényi</text:p>
        </text:list-item>
        <text:list-item>
          <text:p text:style-name="P19">ásványi (szervetlen)</text:p>
        </text:list-item>
      </text:list>
      <text:p text:style-name="Text_20_body">Egy jó „szakembernek” tudnia kell, hogy a fenti anyagokból (állat, növény, ásvány) hogyan vonja ki a méreganyagot, ezért:</text:p>
      <text:list text:style-name="L3">
        <text:list-item>
          <text:p text:style-name="P20">A Méregkeverés képzettség szintje nem lehet magasabb, mint az Élettan, Herbalizmus és Alkímia képzettségek szintjeinek összege. <text:span text:style-name="T1">PROBLÉMA: Életten is „halmazos” képzettség (Átfogó-Átlagos)</text:span></text:p>
        </text:list-item>
        <text:list-item>
          <text:p text:style-name="P20">Hogy egy nyersanyagból a karakter ki tud-e vonni méreganyagot, az a fenti képzettségek szintjétől (is) függ. A konkrét esetet és körülményeket figyelembe véve a KM dönt.</text:p>
        </text:list-item>
      </text:list>
      <text:p text:style-name="P5"><text:tab/></text:p>
      <text:p text:style-name="Text_20_body">A Méregkeverés képzettség megadja, hogy az alkalmazó milyen típusú, hatékonyságú mérget képes megalkotni. A mérgeket elkészítésük bonyolultsága szerint egy ún. Szinttel jellemzünk.</text:p>
      <table:table table:name="Tábla5" table:style-name="Tábla5">
        <table:table-column table:style-name="Tábla5.A"/>
        <table:table-row>
          <table:table-cell table:style-name="Tábla5.A1" office:value-type="string">
            <text:p text:style-name="P6">Méreg szintje = X+Y+Z+T+W</text:p>
          </table:table-cell>
        </table:table-row>
      </table:table>
      <text:p text:style-name="Text_20_body">A méregkeverő legfeljebb olyan Szintű mérget képes kikeverni, ami <text:span text:style-name="T2">nem nagyobb a Méregkeverés képzettség szintjének kétszeresénél</text:span>. Valamint szükséges a megfelelő összetevők megléte! </text:p>
      <text:p text:style-name="P21">Méreg szintjének kiszámolása</text:p>
      <text:list text:style-name="L4">
        <text:list-item>
          <text:p text:style-name="P22"><text:span text:style-name="T2">X</text:span>: méreg erőssége (1-10): Ez adja meg, hogy mennyire nehezen áll ellen a szervezet a méregnek, mennyire hatékony. Gyakorlatilag az összetevők „erejétől” függ. A hatékonyabb (esetleg titkos) összetevők ismerete a magas szintű méregkeverés ismérve.</text:p>
        </text:list-item>
        <text:list-item>
          <text:p text:style-name="P23">Az 1-es a leggyengébb, a 10-es a legerősebb mérgek jellemzője (Figyelem! Az erősség nem egyenlő a romboló hatással! Léteznek például nagyon hatékony, 10-es erősségű altatók is)</text:p>
        </text:list-item>
        <text:list-item>
          <text:p text:style-name="P23">Plusz adag: ha a normális adagnál nagyobb mennyiséget használunk fel, megnőhet a méreg erőssége (KM dönt). Szabály: a méreg erősségét az adag növelésével <text:span text:style-name="T2">legfeljebb duplájára</text:span> növelhetjük!! Vegyük figyelembe viszont, hogy a hordozó közeg (levegő, fegyver pengéje, stb) legfeljebb mekkora adagot képes tárolni, valamint egyéb nehezítő körülményeket is: pl az italméregben nagyobb mennyiségnél nagyon feltűnő lehet a megváltozott íz, stb.<text:line-break/><text:span text:style-name="T1">TODO: adag növelés és Erősség növekedés matematikai kapcsolata</text:span></text:p>
        </text:list-item>
      </text:list>
      <text:p text:style-name="P7"/>
      <text:list text:continue-numbering="true" text:style-name="L4">
        <text:list-item text:start-value="1">
          <text:p text:style-name="P22"><text:span text:style-name="T2">Y</text:span>: hatása súlyossága</text:p>
        </text:list-item>
      </text:list>
      <table:table table:name="Tábla1" table:style-name="Tábla1">
        <table:table-column table:style-name="Tábla1.A"/>
        <table:table-column table:style-name="Tábla1.B"/>
        <table:table-column table:style-name="Tábla1.C"/>
        <table:table-row>
          <table:table-cell table:style-name="Tábla1.A1" office:value-type="string">
            <text:p text:style-name="P3">Hatás max súlyossága</text:p>
          </table:table-cell>
          <table:table-cell table:style-name="Tábla1.A1" office:value-type="string">
            <text:p text:style-name="P3">Érték</text:p>
          </table:table-cell>
          <table:table-cell table:style-name="Tábla1.C1" office:value-type="string">
            <text:p text:style-name="P3">Követelmény</text:p>
          </table:table-cell>
        </table:table-row>
        <table:table-row>
          <table:table-cell table:style-name="Tábla1.A2" office:value-type="string">
            <text:p text:style-name="Table_20_Contents">Enyhe rosszullét, hányás</text:p>
          </table:table-cell>
          <table:table-cell table:style-name="Tábla1.A2" office:value-type="string">
            <text:p text:style-name="P3">1</text:p>
          </table:table-cell>
          <table:table-cell table:style-name="Tábla1.C2" office:value-type="string">
            <text:p text:style-name="P3">-</text:p>
          </table:table-cell>
        </table:table-row>
        <table:table-row>
          <table:table-cell table:style-name="Tábla1.A2" office:value-type="string">
            <text:p text:style-name="Table_20_Contents">Kábulat, Görcs</text:p>
          </table:table-cell>
          <table:table-cell table:style-name="Tábla1.A2" office:value-type="string">
            <text:p text:style-name="P3">2</text:p>
          </table:table-cell>
          <table:table-cell table:style-name="Tábla1.C2" office:value-type="string">
            <text:p text:style-name="P3">-</text:p>
          </table:table-cell>
        </table:table-row>
        <table:table-row>
          <table:table-cell table:style-name="Tábla1.A2" office:value-type="string">
            <text:p text:style-name="Table_20_Contents">Bódulat, Részleges bénulás</text:p>
          </table:table-cell>
          <table:table-cell table:style-name="Tábla1.A2" office:value-type="string">
            <text:p text:style-name="P3">3</text:p>
          </table:table-cell>
          <table:table-cell table:style-name="Tábla1.C2" office:value-type="string">
            <text:p text:style-name="P3">-</text:p>
          </table:table-cell>
        </table:table-row>
        <table:table-row>
          <table:table-cell table:style-name="Tábla1.A2" office:value-type="string">
            <text:p text:style-name="Table_20_Contents">Életveszély, Teljes bénulás</text:p>
          </table:table-cell>
          <table:table-cell table:style-name="Tábla1.A2" office:value-type="string">
            <text:p text:style-name="P3">4</text:p>
          </table:table-cell>
          <table:table-cell table:style-name="Tábla1.C2" office:value-type="string">
            <text:p text:style-name="P3">-</text:p>
          </table:table-cell>
        </table:table-row>
        <table:table-row>
          <table:table-cell table:style-name="Tábla1.A2" office:value-type="string">
            <text:p text:style-name="Table_20_Contents">Halál</text:p>
          </table:table-cell>
          <table:table-cell table:style-name="Tábla1.A2" office:value-type="string">
            <text:p text:style-name="P3">5</text:p>
          </table:table-cell>
          <table:table-cell table:style-name="Tábla1.C2" office:value-type="string">
            <text:p text:style-name="P3">-</text:p>
          </table:table-cell>
        </table:table-row>
      </table:table>
      <text:p text:style-name="P9"/>
      <text:list text:continue-numbering="true" text:style-name="L4">
        <text:list-item text:start-value="1">
          <text:p text:style-name="P22"><text:soft-page-break/><text:span text:style-name="T2">Z</text:span>: meddig áll el szabad levegőn/<text:span text:style-name="T1">folyadékban</text:span>?</text:p>
        </text:list-item>
      </text:list>
      <table:table table:name="Tábla2" table:style-name="Tábla2">
        <table:table-column table:style-name="Tábla2.A"/>
        <table:table-column table:style-name="Tábla2.B"/>
        <table:table-column table:style-name="Tábla2.C"/>
        <table:table-row>
          <table:table-cell table:style-name="Tábla2.A1" office:value-type="string">
            <text:p text:style-name="P3">Meddig áll el?</text:p>
          </table:table-cell>
          <table:table-cell table:style-name="Tábla2.A1" office:value-type="string">
            <text:p text:style-name="P3">Érték</text:p>
          </table:table-cell>
          <table:table-cell table:style-name="Tábla2.C1" office:value-type="string">
            <text:p text:style-name="P3">Méregkeverés<text:line-break/>követelmény</text:p>
          </table:table-cell>
        </table:table-row>
        <table:table-row>
          <table:table-cell table:style-name="Tábla2.A2" office:value-type="string">
            <text:p text:style-name="Table_20_Contents">Pár másodperc</text:p>
          </table:table-cell>
          <table:table-cell table:style-name="Tábla2.B2" office:value-type="string">
            <text:p text:style-name="P3">0</text:p>
          </table:table-cell>
          <table:table-cell table:style-name="Tábla2.C2" office:value-type="string">
            <text:p text:style-name="P3">-</text:p>
          </table:table-cell>
        </table:table-row>
        <table:table-row>
          <table:table-cell table:style-name="Tábla2.A2" office:value-type="string">
            <text:p text:style-name="Table_20_Contents">1 perc</text:p>
          </table:table-cell>
          <table:table-cell table:style-name="Tábla2.B2" office:value-type="string">
            <text:p text:style-name="P3">1</text:p>
          </table:table-cell>
          <table:table-cell table:style-name="Tábla2.C2" office:value-type="string">
            <text:p text:style-name="P3">-</text:p>
          </table:table-cell>
        </table:table-row>
        <table:table-row>
          <table:table-cell table:style-name="Tábla2.A2" office:value-type="string">
            <text:p text:style-name="Table_20_Contents">10 perc</text:p>
          </table:table-cell>
          <table:table-cell table:style-name="Tábla2.B2" office:value-type="string">
            <text:p text:style-name="P3">2</text:p>
          </table:table-cell>
          <table:table-cell table:style-name="Tábla2.C2" office:value-type="string">
            <text:p text:style-name="P3">-</text:p>
          </table:table-cell>
        </table:table-row>
        <table:table-row>
          <table:table-cell table:style-name="Tábla2.A2" office:value-type="string">
            <text:p text:style-name="Table_20_Contents">1 óra</text:p>
          </table:table-cell>
          <table:table-cell table:style-name="Tábla2.B2" office:value-type="string">
            <text:p text:style-name="P3">3</text:p>
          </table:table-cell>
          <table:table-cell table:style-name="Tábla2.C2" office:value-type="string">
            <text:p text:style-name="P3">3.szint</text:p>
          </table:table-cell>
        </table:table-row>
        <table:table-row>
          <table:table-cell table:style-name="Tábla2.A2" office:value-type="string">
            <text:p text:style-name="Table_20_Contents">1 nap</text:p>
          </table:table-cell>
          <table:table-cell table:style-name="Tábla2.B2" office:value-type="string">
            <text:p text:style-name="P3">4</text:p>
          </table:table-cell>
          <table:table-cell table:style-name="Tábla2.C2" office:value-type="string">
            <text:p text:style-name="P3">6.szint</text:p>
          </table:table-cell>
        </table:table-row>
        <table:table-row>
          <table:table-cell table:style-name="Tábla2.A2" office:value-type="string">
            <text:p text:style-name="Table_20_Contents">1 hónap</text:p>
          </table:table-cell>
          <table:table-cell table:style-name="Tábla2.B2" office:value-type="string">
            <text:p text:style-name="P3">5</text:p>
          </table:table-cell>
          <table:table-cell table:style-name="Tábla2.C2" office:value-type="string">
            <text:p text:style-name="P3">9.szint</text:p>
          </table:table-cell>
        </table:table-row>
        <table:table-row>
          <table:table-cell table:style-name="Tábla2.A2" office:value-type="string">
            <text:p text:style-name="Table_20_Contents">Örökké</text:p>
          </table:table-cell>
          <table:table-cell table:style-name="Tábla2.B2" office:value-type="string">
            <text:p text:style-name="P3">6</text:p>
          </table:table-cell>
          <table:table-cell table:style-name="Tábla2.C2" office:value-type="string">
            <text:p text:style-name="P3">12.szint</text:p>
          </table:table-cell>
        </table:table-row>
      </table:table>
      <text:p text:style-name="Standard"/>
      <text:p text:style-name="Standard"/>
      <text:p text:style-name="P11"/>
      <text:list text:style-name="L5">
        <text:list-item>
          <text:p text:style-name="P24"><text:span text:style-name="T2">T</text:span>: Hatóidő</text:p>
        </text:list-item>
      </text:list>
      <table:table table:name="Tábla4" table:style-name="Tábla4">
        <table:table-column table:style-name="Tábla4.A"/>
        <table:table-column table:style-name="Tábla4.B"/>
        <table:table-column table:style-name="Tábla4.C"/>
        <table:table-row>
          <table:table-cell table:style-name="Tábla4.A1" office:value-type="string">
            <text:p text:style-name="P3">Milyen gyorsan hat?</text:p>
          </table:table-cell>
          <table:table-cell table:style-name="Tábla4.A1" office:value-type="string">
            <text:p text:style-name="P3">Érték</text:p>
          </table:table-cell>
          <table:table-cell table:style-name="Tábla4.C1" office:value-type="string">
            <text:p text:style-name="P3">Követelmény</text:p>
          </table:table-cell>
        </table:table-row>
        <table:table-row>
          <table:table-cell table:style-name="Tábla4.A2" office:value-type="string">
            <text:p text:style-name="Table_20_Contents">30 perc - 3 óra múlva</text:p>
          </table:table-cell>
          <table:table-cell table:style-name="Tábla4.A2" office:value-type="string">
            <text:p text:style-name="P3">0</text:p>
          </table:table-cell>
          <table:table-cell table:style-name="Tábla4.C2" office:value-type="string">
            <text:p text:style-name="P3">-</text:p>
          </table:table-cell>
        </table:table-row>
        <table:table-row>
          <table:table-cell table:style-name="Tábla4.A3" office:value-type="string">
            <text:p text:style-name="Table_20_Contents">4 – 23 óra múlva</text:p>
          </table:table-cell>
          <table:table-cell table:style-name="Tábla4.B3" office:value-type="string">
            <text:p text:style-name="P3">+1</text:p>
          </table:table-cell>
          <table:table-cell table:style-name="Tábla4.C3" office:value-type="string">
            <text:p text:style-name="P4">3.szint</text:p>
          </table:table-cell>
        </table:table-row>
        <table:table-row>
          <table:table-cell table:style-name="Tábla4.A4" office:value-type="string">
            <text:p text:style-name="Table_20_Contents">2-20 perc múlva</text:p>
          </table:table-cell>
          <table:table-cell table:style-name="Tábla4.A4" office:value-type="string">
            <text:p text:style-name="P3">+1</text:p>
          </table:table-cell>
          <table:table-cell table:style-name="Tábla4.C4" office:value-type="string">
            <text:p text:style-name="P4">3.szint</text:p>
          </table:table-cell>
        </table:table-row>
        <table:table-row>
          <table:table-cell table:style-name="Tábla4.A3" office:value-type="string">
            <text:p text:style-name="Table_20_Contents">1-10 nap múlva</text:p>
          </table:table-cell>
          <table:table-cell table:style-name="Tábla4.B3" office:value-type="string">
            <text:p text:style-name="P3">+2</text:p>
          </table:table-cell>
          <table:table-cell table:style-name="Tábla4.C3" office:value-type="string">
            <text:p text:style-name="P4">5.szint</text:p>
          </table:table-cell>
        </table:table-row>
        <table:table-row>
          <table:table-cell table:style-name="Tábla4.A4" office:value-type="string">
            <text:p text:style-name="Table_20_Contents">2-6 kör múlva</text:p>
          </table:table-cell>
          <table:table-cell table:style-name="Tábla4.A4" office:value-type="string">
            <text:p text:style-name="P3">+2</text:p>
          </table:table-cell>
          <table:table-cell table:style-name="Tábla4.C4" office:value-type="string">
            <text:p text:style-name="P4">5.szint</text:p>
          </table:table-cell>
        </table:table-row>
        <table:table-row>
          <table:table-cell table:style-name="Tábla4.A3" office:value-type="string">
            <text:p text:style-name="Table_20_Contents">2-4 hét múlva</text:p>
          </table:table-cell>
          <table:table-cell table:style-name="Tábla4.B3" office:value-type="string">
            <text:p text:style-name="P3">+3</text:p>
          </table:table-cell>
          <table:table-cell table:style-name="Tábla4.C3" office:value-type="string">
            <text:p text:style-name="P4">7.szint</text:p>
          </table:table-cell>
        </table:table-row>
        <table:table-row>
          <table:table-cell table:style-name="Tábla4.A4" office:value-type="string">
            <text:p text:style-name="Table_20_Contents">Gyorsan (10 szegmens)</text:p>
          </table:table-cell>
          <table:table-cell table:style-name="Tábla4.A4" office:value-type="string">
            <text:p text:style-name="P3">+4</text:p>
          </table:table-cell>
          <table:table-cell table:style-name="Tábla4.C4" office:value-type="string">
            <text:p text:style-name="P4">7.szint</text:p>
          </table:table-cell>
        </table:table-row>
        <table:table-row>
          <table:table-cell table:style-name="Tábla4.A3" office:value-type="string">
            <text:p text:style-name="Table_20_Contents">Hónapok múlva</text:p>
          </table:table-cell>
          <table:table-cell table:style-name="Tábla4.B3" office:value-type="string">
            <text:p text:style-name="P3">+4</text:p>
          </table:table-cell>
          <table:table-cell table:style-name="Tábla4.C3" office:value-type="string">
            <text:p text:style-name="P4">9.szint</text:p>
          </table:table-cell>
        </table:table-row>
        <table:table-row>
          <table:table-cell table:style-name="Tábla4.A4" office:value-type="string">
            <text:p text:style-name="Table_20_Contents">Azonnal (1szegmens)</text:p>
          </table:table-cell>
          <table:table-cell table:style-name="Tábla4.A4" office:value-type="string">
            <text:p text:style-name="P3">+5</text:p>
          </table:table-cell>
          <table:table-cell table:style-name="Tábla4.C4" office:value-type="string">
            <text:p text:style-name="P4">9.szint</text:p>
          </table:table-cell>
        </table:table-row>
        <table:table-row>
          <table:table-cell table:style-name="Tábla4.A3" office:value-type="string">
            <text:p text:style-name="Table_20_Contents">Évek múlva</text:p>
          </table:table-cell>
          <table:table-cell table:style-name="Tábla4.B3" office:value-type="string">
            <text:p text:style-name="P3">+5</text:p>
          </table:table-cell>
          <table:table-cell table:style-name="Tábla4.C3" office:value-type="string">
            <text:p text:style-name="P4">12.szint</text:p>
          </table:table-cell>
        </table:table-row>
      </table:table>
      <text:p text:style-name="Standard"/>
      <text:list text:continue-numbering="true" text:style-name="L5">
        <text:list-item text:start-value="1">
          <text:p text:style-name="P24"><text:span text:style-name="T2">W</text:span>: Speciális</text:p>
        </text:list-item>
        <text:list-item>
          <text:p text:style-name="P25">Több komponensű: minden újabb komponensre bontás: <text:span text:style-name="T2">+2</text:span></text:p>
        </text:list-item>
        <text:list-item>
          <text:p text:style-name="P25">Több hordozó közeg (étel/ital, légnemű, véráramban ható): plusz hordozónként <text:span text:style-name="T2">+3</text:span></text:p>
        </text:list-item>
        <text:list-item>
          <text:p text:style-name="P25">Kis mennyiség: ha egészen kis mennyiség is elég 1 adaghoz: <text:span text:style-name="T2">+2</text:span></text:p>
        </text:list-item>
      </text:list>
      <text:p text:style-name="P12"/>
      <text:p text:style-name="Text_20_body">Pl: Brutális altató (italméreg): </text:p>
      <text:list text:style-name="L6">
        <text:list-item>
          <text:p text:style-name="P26">Erősség: 10 <text:s/>(a legerősebb)</text:p>
        </text:list-item>
        <text:list-item>
          <text:p text:style-name="P26">Hatás max súlyossága: 1 (alvás)</text:p>
        </text:list-item>
        <text:list-item>
          <text:p text:style-name="P26">Meddig áll el: +4 (1 nap folyadékban)</text:p>
        </text:list-item>
        <text:list-item>
          <text:p text:style-name="P26">Hatóidő: +5 (azonnal)</text:p>
        </text:list-item>
        <text:list-item>
          <text:p text:style-name="P26">1 komponensű, 1 hordozó közeg, normál adag: +0</text:p>
        </text:list-item>
        <text:list-item>
          <text:p text:style-name="P27">Így a méreg szintje: <text:span text:style-name="T3">20 </text:span><text:span text:style-name="T4">→ Minimum 10. szintű méregkeverés szükséges<text:line-break/>Látható, hogy egy fél óra alatt ható ugyanilyen méreghez elég lenne a 8.szintű méregkeverés is.</text:span></text:p>
        </text:list-item>
      </text:list>
      <text:p text:style-name="P13">A méregellenállást pedig 10 ellen (méreg erőssége) kell dobni.</text:p>
      <text:p text:style-name="P13"/>
      <text:p text:style-name="P13"/>
      <text:p text:style-name="P15">Méregellenállás</text:p>
      <text:p text:style-name="P13">A Méregellenállás próba egyszerű Tulajdonság próba, melynél a karakter Edzettség Tulajdonsága számít.</text:p>
      <table:table table:name="Tábla6" table:style-name="Tábla6">
        <table:table-column table:style-name="Tábla6.A"/>
        <table:table-row>
          <table:table-cell table:style-name="Tábla6.A1" office:value-type="string">
            <text:p text:style-name="P14"><text:span text:style-name="T2">Méregellenállás <text:s text:c="2"/></text:span><text:line-break/>(Edzettség + k6) <text:s/><text:span text:style-name="T2">vs</text:span> <text:s/>Méreg Erőssége*</text:p>
          </table:table-cell>
        </table:table-row>
      </table:table>
      <text:p text:style-name="P16"><text:span text:style-name="T5">*</text:span>A méregellenállást a méreg Erőssége (és NEM szintje) ellen kell dobni!!!</text:p>
      <text:p text:style-name="P8"><text:span text:style-name="_5b_RPG_5d__20_Áthúzott"><text:span text:style-name="T6"/></text:span></text:p>
      <text:p text:style-name="P8"><text:span text:style-name="_5b_RPG_5d__20_Áthúzott"><text:span text:style-name="T6">Másodlagos hatás</text:span></text:span></text:p>
      <text:p text:style-name="P10"><text:span text:style-name="_5b_RPG_5d__20_Áthúzott"><text:span text:style-name="T10">A mérgeknek lehet ún. </text:span></text:span><text:span text:style-name="_5b_RPG_5d__20_Áthúzott"><text:span text:style-name="T9">Másodlagos hatása</text:span></text:span><text:span text:style-name="_5b_RPG_5d__20_Áthúzott"><text:span text:style-name="T10">, amely a sikeres próba esetén következik be. Ennek hatása legfeljebb a rendes hatásnál 1-el (</text:span></text:span><text:span text:style-name="_5b_RPG_5d__20_Áthúzott"><text:span text:style-name="T11">2-vel???</text:span></text:span><text:span text:style-name="_5b_RPG_5d__20_Áthúzott"><text:span text:style-name="T10">) alacsonyabb kategóriájú lehet. <text:line-break/>(Pl. Halál</text:span></text:span><text:span text:style-name="_5b_RPG_5d__20_Áthúzott"><text:span text:style-name="T12">→</text:span></text:span><text:span text:style-name="_5b_RPG_5d__20_Áthúzott"><text:span text:style-name="T13">Életveszély(</text:span></text:span><text:span text:style-name="_5b_RPG_5d__20_Áthúzott"><text:span text:style-name="T14">vagy Bódulat)</text:span></text:span><text:span text:style-name="_5b_RPG_5d__20_Áthúzott"><text:span text:style-name="T13">)</text:span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7">Kérdések:</text:span></text:span></text:p>
      <text:list text:style-name="L7">
        <text:list-item>
          <text:p text:style-name="P28"><text:span text:style-name="_5b_RPG_5d__20_Áthúzott"><text:span text:style-name="T17">Lehessen specializációban 1 bizonyos méregre szakosodni (jelenleg igen). Ha igen, akkor mi a különbség a 3.szintű és mondjuk a 9.szintű ilyen képzettség között? Ez így elég hülyén jön ki.<text:line-break/>Vagy: 1 fajta méregre lehessen egy kategórián belül. Pl. Fegyvermérgek kategória és azon belül is csak a Kínmérgek.</text:span></text:span></text:p>
        </text:list-item>
      </text:list>
      <text:p text:style-name="P8"><text:span text:style-name="_5b_RPG_5d__20_Áthúzott"><text:span text:style-name="T17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8"/></text:span></text:p>
      <text:p text:style-name="P8"><text:span text:style-name="_5b_RPG_5d__20_Áthúzott"><text:span text:style-name="T15">Ailtas, 2007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Félkövér" style:font-family-generic="swiss" style:font-pitch="variable"/>
    <style:font-face style:name="Berylium" svg:font-family="Berylium" style:font-adornments="Dőlt" style:font-pitch="variable"/>
    <style:font-face style:name="Berylium1" svg:font-family="Berylium" style:font-adornments="Félkövér" style:font-pitch="variable"/>
    <style:font-face style:name="Berylium2" svg:font-family="Berylium" style:font-adornments="Félkövér dőlt" style:font-pitch="variable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FreeSerif" svg:font-family="FreeSerif" style:font-pitch="variable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Dőlt" style:font-family-generic="roman" style:font-pitch="variable"/>
    <style:font-face style:name="FreeSerif4" svg:font-family="FreeSerif" style:font-adornments="Félkövér" style:font-pitch="variable"/>
    <style:font-face style:name="FreeSerif5" svg:font-family="FreeSerif" style:font-adornments="Félkövér dőlt" style:font-pitch="variable"/>
    <style:font-face style:name="FreeSerif6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StarSymbol" svg:font-family="StarSymbol" style:font-charset="x-symbol"/>
    <style:font-face style:name="Tahoma" svg:font-family="Tahoma, Lucidasans, 'Lucida Sans', 'Arial Unicode MS'"/>
    <style:font-face style:name="Tahoma1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" svg:font-family="Times" style:font-adornments="Félkövér" style:font-family-generic="roman" style:font-pitch="variable"/>
    <style:font-face style:name="release" svg:font-family="release" style:font-adornments="Normál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font-name-asian="Sans Serif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style:contextual-spacing="false" fo:text-align="justify" style:justify-single-word="false" fo:widows="2" fo:text-indent="0.0783in" style:auto-text-indent="false"/>
      <style:text-properties style:font-name="FreeSerif2" fo:font-family="FreeSerif" style:font-style-name="Dőlt" style:font-pitch="variable" fo:font-size="11pt" fo:font-style="italic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.0398in" fo:margin-right="0in" fo:text-indent="0in" style:auto-text-indent="false" fo:background-color="transparent">
        <style:tab-stops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style:shadow="#808080 -0.0472in 0.0472in" fo:keep-with-next="always"/>
      <style:text-properties style:font-name="Berylium" fo:font-family="Berylium" style:font-style-name="Dőlt" style:font-pitch="variable" fo:font-size="14pt" fo:font-style="italic" fo:font-weight="bold" style:font-name-asian="Mincho" style:font-family-asian="Mincho" style:font-pitch-asian="variable" style:font-size-asian="14pt" style:font-name-complex="Tahoma1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 style:lines="3"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top="0.2835in" fo:margin-bottom="0.2008in" style:contextual-spacing="false" style:page-number="auto" fo:break-before="page" fo:background-color="transparent" style:shadow="#808080 0.0709in 0.0709in">
        <style:tab-stops/>
      </style:paragraph-properties>
      <style:text-properties style:font-name="Berylium2" fo:font-family="Berylium" style:font-style-name="Félkövér dőlt" style:font-pitch="variable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5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, Lucidasans, 'Lucida Sans', 'Arial Unicode MS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style:font-name="release" fo:font-family="release" style:font-style-name="Normál" style:font-pitch="variabl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, Lucidasans, 'Lucida Sans', 'Arial Unicode MS'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, Lucidasans, 'Lucida Sans', 'Arial Unicode MS'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FreeSerif6" fo:font-family="FreeSerif" style:font-style-name="Normál" style:font-pitch="variable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FreeSerif6" fo:font-family="FreeSerif" style:font-style-name="Normál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FreeSerif6" fo:font-family="FreeSerif" style:font-style-name="Normál" style:font-pitch="variabl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FreeSerif6" fo:font-family="FreeSerif" style:font-style-name="Normál" style:font-pitch="variabl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FreeSerif6" fo:font-family="FreeSerif" style:font-style-name="Normál" style:font-pitch="variable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  <style:text-properties style:font-name="FreeSerif6" fo:font-family="FreeSerif" style:font-style-name="Normál" style:font-pitch="variable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family="Mufferaw" style:font-style-name="Félkövér" style:font-pitch="variable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umberland" fo:font-family="Cumberland, 'Courier New', 'Luxi Mono', Courier, 'Lucida Sans Typewriter', 'Lucida Typewriter', Monaco, Monospaced" style:font-family-generic="modern" style:font-pitch="fixed" fo:font-size="10pt" style:font-name-asian="Cumberland" style:font-family-asian="Cumberland, 'Courier New', 'Luxi Mono', Courier, 'Lucida Sans Typewriter', 'Lucida Typewriter', Monaco, Monospaced" style:font-family-generic-asian="modern" style:font-pitch-asian="fixed" style:font-size-asian="10pt" style:font-name-complex="Cumberland" style:font-family-complex="Cumberland, 'Courier New', 'Luxi Mono', Courier, 'Lucida Sans Typewriter', 'Lucida Typewriter', Monaco, Monospaced" style:font-family-generic-complex="modern" style:font-pitch-complex="fixed" style:font-size-complex="10pt"/>
    </style:style>
    <style:style style:name="_5b_RPG_5d__20_Szövegtörzs_20_-_20_kiemelt_20_kifejezés" style:display-name="[RPG] Szövegtörzs - kiemelt kifejezés" style:family="paragraph" style:parent-style-name="Text_20_body">
      <loext:graphic-properties draw:fill="none" draw:fill-color="#99ccff"/>
      <style:paragraph-properties fo:background-color="transparent">
        <style:tab-stops/>
      </style:paragraph-properties>
      <style:text-properties fo:color="#808080" loext:opacity="100%" fo:text-shadow="none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6" fo:font-family="FreeSerif" style:font-style-name="Normál" style:font-pitch="variable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1575in" fo:margin-right="0.1575in" fo:text-indent="0in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loext:graphic-properties draw:fill="none" draw:fill-color="#99ccff"/>
      <style:paragraph-properties fo:margin-left="0.1181in" fo:margin-right="0.1181in" fo:margin-top="0in" fo:margin-bottom="0.161in" style:contextual-spacing="false" fo:line-height="100%" fo:text-indent="0in" style:auto-text-indent="false" fo:background-color="transparent">
        <style:tab-stops/>
      </style:paragraph-properties>
      <style:text-properties style:font-name="FreeSerif2" fo:font-family="FreeSerif" style:font-style-name="Dőlt" style:font-pitch="variable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in" fo:margin-bottom="0in" style:contextual-spacing="false"/>
      <style:text-properties fo:font-size="9pt"/>
    </style:style>
    <style:style style:name="egy" style:family="paragraph" style:parent-style-name="Standard" style:class="text">
      <loext:graphic-properties draw:fill="none" draw:fill-color="#99ccff"/>
      <style:paragraph-properties fo:margin-left="0.7874in" fo:margin-right="0in" fo:line-height="150%" fo:text-align="justify" style:justify-single-word="false" fo:orphans="2" fo:widows="2" fo:text-indent="0in" style:auto-text-indent="false" fo:background-color="transparent">
        <style:tab-stops>
          <style:tab-stop style:position="0.472in"/>
        </style:tab-stops>
      </style:paragraph-properties>
      <style:text-properties style:font-name="FreeSerif6" fo:font-family="FreeSerif" style:font-style-name="Normál" style:font-pitch="variable"/>
    </style:style>
    <style:style style:name="_5b_RPG_5d__20_képesség" style:display-name="[RPG] képesség" style:family="paragraph" style:parent-style-name="egy">
      <style:paragraph-properties fo:margin-left="0.9839in" fo:margin-right="0in" fo:text-indent="0in" style:auto-text-indent="false"/>
      <style:text-properties style:font-name="FreeSerif" fo:font-family="FreeSerif" style:font-pitch="variable" fo:font-style="italic"/>
    </style:style>
    <style:style style:name="_5b_RPG_5d__20_Összefoglalás" style:display-name="[RPG] Összefoglalás" style:family="paragraph" style:parent-style-name="Text_20_body">
      <loext:graphic-properties draw:fill="none" draw:fill-color="#99ccff"/>
      <style:paragraph-properties fo:text-align="start" style:justify-single-word="false" fo:background-color="transparent">
        <style:tab-stops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0.7874in" fo:margin-right="0in" fo:margin-top="0.2362in" fo:margin-bottom="0.1181in" style:contextual-spacing="false" fo:text-align="justify" style:justify-single-word="false" fo:text-indent="-0.7874in" style:auto-text-indent="false">
        <style:tab-stops/>
      </style:paragraph-properties>
      <style:text-properties style:font-name="FreeSerif4" fo:font-family="FreeSerif" style:font-style-name="Félkövér" style:font-pitch="variable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6" fo:font-family="FreeSerif" style:font-style-name="Normál" style:font-pitch="variable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loext:graphic-properties draw:fill="none" draw:fill-color="#99ccff"/>
      <style:paragraph-properties fo:text-align="start" style:justify-single-word="false" fo:background-color="transparent" style:shadow="none" style:vertical-align="middle">
        <style:tab-stops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loext:graphic-properties draw:fill="solid" draw:fill-color="#00dcff" draw:opacity="100%"/>
      <style:paragraph-properties fo:background-color="#00dcff"/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loext:graphic-properties draw:fill="solid" draw:fill-color="#ff6633" draw:opacity="100%"/>
      <style:paragraph-properties fo:background-color="#ff6633"/>
      <style:text-properties style:font-name="Arial" fo:font-family="Arial" style:font-style-name="Félkövér" style:font-family-generic="swiss" style:font-pitch="variable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fo:font-family="'Bitstream Vera Sans Mono'" style:font-family-generic="modern" style:font-pitch="fixed" style:font-name-asian="Cumberland" style:font-family-asian="Cumberland, 'Courier New', 'Luxi Mono', Courier, 'Lucida Sans Typewriter', 'Lucida Typewriter', Monaco, Monospaced" style:font-family-generic-asian="modern" style:font-pitch-asian="fixed" style:font-name-complex="Cumberland" style:font-family-complex="Cumberland, 'Courier New', 'Luxi Mono', Courier, 'Lucida Sans Typewriter', 'Lucida Typewriter', Monaco, Monospaced" style:font-family-generic-complex="modern" style:font-pitch-complex="fixe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loext:opacity="100%" fo:background-color="transparent"/>
    </style:style>
    <style:style style:name="_5b_RPG_5d__20_Áthúzott" style:display-name="[RPG] Áthúzott" style:family="text">
      <style:text-properties style:text-line-through-style="solid" style:text-line-through-type="single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text:style-name="Strong_20_Emphasis" loext:num-list-format="%1%." style:num-suffix="." style:num-format="1">
        <style:list-level-properties text:min-label-distance="0.0398in"/>
      </text:outline-level-style>
      <text:outline-level-style text:level="2" loext:num-list-format="%1%.%2%." style:num-suffix="." style:num-format="1" text:display-levels="2">
        <style:list-level-properties text:min-label-distance="0.0591in"/>
      </text:outline-level-style>
      <text:outline-level-style text:level="3" loext:num-list-format="%1%.%2%.%3% " style:num-suffix=" " style:num-format="1" text:display-levels="3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min-label-distance="0.0398in"/>
      </text:outline-level-style>
      <text:outline-level-style text:level="6" loext:num-list-format="%1%.%2%.%3%.%4%.%5%.%6%. " style:num-suffix=". " style:num-format="1" text:display-levels="6">
        <style:list-level-properties/>
      </text:outline-level-style>
      <text:outline-level-style text:level="7" loext:num-list-format="%1%.%2%.%3%.%4%.%5%.%6%.%7%. " style:num-suffix=". " style:num-format="1" text:display-levels="7">
        <style:list-level-properties/>
      </text:outline-level-style>
      <text:outline-level-style text:level="8" loext:num-list-format="%1%.%2%.%3%.%4%.%5%.%6%.%7%.%8%. " style:num-suffix=". " style:num-format="1" text:display-levels="8">
        <style:list-level-properties/>
      </text:outline-level-style>
      <text:outline-level-style text:level="9" loext:num-list-format="%1%.%2%.%3%.%4%.%5%.%6%.%7%.%8%.%9%. " style:num-suffix=". " style:num-format="1" text:display-levels="9">
        <style:list-level-properties/>
      </text:outline-level-style>
      <text:outline-level-style text:level="10" loext:num-list-format="%1%.%2%.%3%.%4%.%5%.%6%.%7%.%8%.%9%.%10%. " style:num-suffix=". 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●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●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●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loext:num-list-format="%1%" text:bullet-char="•">
        <style:list-level-properties text:space-before="0.1579in" text:min-label-width="0.1575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3154in" text:min-label-width="0.157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4732in" text:min-label-width="0.157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0.6307in" text:min-label-width="0.157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0.7882in" text:min-label-width="0.157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0.9461in" text:min-label-width="0.157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1035in" text:min-label-width="0.157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1.2614in" text:min-label-width="0.157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1.4189in" text:min-label-width="0.157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1.5764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" style:num-format="">
        <style:list-level-properties text:min-label-width="0.1965in"/>
      </text:list-level-style-number>
      <text:list-level-style-number text:level="2" text:style-name="Numbering_20_Symbols" loext:num-list-format=" %1%.%2%. " style:num-prefix=" " style:num-suffix=". " style:num-format="1" text:display-levels="2">
        <style:list-level-properties text:space-before="0.0091in" text:min-label-width="0.1965in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1543in" text:min-label-width="0.1965in"/>
      </text:list-level-style-number>
      <text:list-level-style-number text:level="4" text:style-name="Numbering_20_Symbols" loext:num-list-format="%4%" style:num-format="">
        <style:list-level-properties text:space-before="0.1224in" text:min-label-width="0.1965in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●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●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●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●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●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●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●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Nimbus Sans L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8965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1984in" fo:margin-left="0in" fo:margin-right="0in" fo:margin-top="0.1965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header>
        <text:p text:style-name="MP1">KM100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1">
      <style:header>
        <text:p text:style-name="Header"/>
      </style:header>
      <style:footer>
        <text:p text:style-name="MP2"><text:page-number style:num-format="I" text:select-page="current"/></text:p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  <dc:title>km100 Méregkeverés, méregellenállás</dc:title>
    <dc:subject>Méregkeverés, méregellenállás</dc:subject>
    <dc:language>hu-HU</dc:language>
    <meta:editing-cycles>2</meta:editing-cycles>
    <meta:editing-duration>PT13M25S</meta:editing-duration>
    <dc:date>2023-11-29T00:07:16.275541829</dc:date>
    <meta:document-statistic meta:table-count="5" meta:image-count="0" meta:object-count="0" meta:page-count="4" meta:paragraph-count="122" meta:word-count="653" meta:character-count="4282" meta:non-whitespace-character-count="3762"/>
    <meta:user-defined meta:name="Info 1"/>
    <meta:user-defined meta:name="Info 2"/>
    <meta:user-defined meta:name="Info 3"/>
    <meta:user-defined meta:name="Info 4"/>
  </office:meta>
</office:document-meta>
</file>